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635cm" fo:margin-right="0cm" fo:text-indent="0cm" style:auto-text-indent="false"/>
    </style:style>
    <style:style style:name="P2" style:family="paragraph" style:parent-style-name="List_20_Paragraph">
      <style:paragraph-properties fo:margin-left="0cm" fo:margin-right="0cm" fo:text-indent="0cm" style:auto-text-indent="false"/>
    </style:style>
    <style:style style:name="P3" style:family="paragraph" style:parent-style-name="List_20_Paragraph" style:list-style-name="WW8Num1"/>
    <style:style style:name="P4" style:family="paragraph" style:parent-style-name="Standard" style:list-style-name="WW8Num2"/>
    <style:style style:name="P5" style:family="paragraph" style:parent-style-name="Standard" style:list-style-name="L1"/>
    <style:style style:name="P6" style:family="paragraph" style:parent-style-name="Heading_20_1" style:master-page-name="Standard">
      <style:paragraph-properties style:page-number="auto"/>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Questions</text:h>
      <text:list xml:id="list761408351" text:style-name="WW8Num2">
        <text:list-item>
          <text:p text:style-name="P4">Should there be any links between CPR and CVR Data in the system? If yes, what do they look like?</text:p>
          <text:list>
            <text:list-item>
              <text:p text:style-name="P4">No. CVR is just another source parallel to CPR (CVR=company and CPR=person). Information about a company uses a key similar to the CPR number. The idea is one entry to two data sources. </text:p>
            </text:list-item>
            <text:list-item>
              <text:p text:style-name="P4">See <text:a xlink:type="simple" xlink:href="http://www.cvr.dk/Site/Forms/PublicService/DisplayCompany.aspx?cvrnr=25052943">http://www.cvr.dk/Site/Forms/PublicService/DisplayCompany.aspx?cvrnr=25052943</text:a></text:p>
            </text:list-item>
          </text:list>
        </text:list-item>
        <text:list-item>
          <text:p text:style-name="P4">About events: currently, CPR can only watch data change events for people that are either specified explicitly or whose data have been retrieved at least once. Would this be OK in the new system? Otherwise we have to get a list of ALL people and businesses in Denmark to store initially in the system.</text:p>
          <text:list>
            <text:list-item>
              <text:p text:style-name="P4">Agree! Events are only monitored for explicit specified keys. Similar to CPR. </text:p>
            </text:list-item>
          </text:list>
        </text:list-item>
        <text:list-item>
          <text:p text:style-name="P4">Will data events be generic events (like watch for any change for that CPR number), or is there a need for distinct types of events (business closure …etc). If required to be distinct, will it be required in the pilot project?</text:p>
          <text:list>
            <text:list-item>
              <text:p text:style-name="P4">I don't know at this time. I will ask next week.</text:p>
            </text:list-item>
          </text:list>
        </text:list-item>
        <text:list-item>
          <text:p text:style-name="P4">This might be a stupid question, but: by CPR online you mean KMD web services (like AN08002 and so), is that right? CPR Broker is already able to get data from these systems.</text:p>
          <text:list>
            <text:list-item>
              <text:p text:style-name="P4">Yes. The CPR access is reuse of what you already made for Gentofte. </text:p>
            </text:list-item>
          </text:list>
        </text:list-item>
        <text:list-item>
          <text:p text:style-name="P4">By daily update of the data we mean using web services daily to get the latest version of the data. If it means reading a database dump or so, then we will need more time to implement this feature (could be 2 or 3 days)</text:p>
          <text:list>
            <text:list-item>
              <text:p text:style-name="P4">We have to discuss this question with the customer due to issues about pricing. </text:p>
            </text:list-item>
          </text:list>
        </text:list-item>
      </text:list>
      <text:h text:style-name="Heading_20_1" text:outline-level="1">Requirements</text:h>
      <text:list xml:id="list1880613182" text:style-name="WW8Num1">
        <text:list-item>
          <text:p text:style-name="P3">Server to test communication with CPR &amp; CVR. It should have Windows Server 2003 or higher. It would be much better if the server has Visual studio 2008 installed to help in debugging, (but that is a big issue)</text:p>
          <text:list>
            <text:list-item>
              <text:p text:style-name="P3">FYI: The customer use MS SQL</text:p>
            </text:list-item>
          </text:list>
        </text:list-item>
        <text:list-item>
          <text:p text:style-name="P3"><text:soft-page-break/>A working account to access CPR services </text:p>
        </text:list-item>
        <text:list-item>
          <text:p text:style-name="P3">A working account to access CVR services</text:p>
        </text:list-item>
      </text:list>
      <text:p text:style-name="P1">Both of the above accounts should be accessible from the test server. We also need these as soon as the project start, so that we can test our code.</text:p>
      <text:list xml:id="list562605776" text:style-name="L1">
        <text:list-item>
          <text:p text:style-name="P5">Note take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a" fo:country="DK"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WW8Num1z0" style:family="text">
      <style:text-properties style:font-name="Calibri" style:font-name-asian="Calibri" style:font-name-complex="Aria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alibri" style:font-name-asian="Calibri" style:font-name-complex="Aria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if Lodahl</meta:initial-creator>
    <meta:creation-date>2010-05-28T13:03:43</meta:creation-date>
    <dc:creator>Leif Lodahl</dc:creator>
    <dc:date>2010-05-28T13:27:20</dc:date>
    <meta:editing-cycles>7</meta:editing-cycles>
    <meta:editing-duration>PT00H51M16S</meta:editing-duration>
    <meta:generator>OpenOffice.org/3.2$Linux OpenOffice.org_project/320m12$Build-9483</meta:generator>
    <meta:document-statistic meta:table-count="0" meta:image-count="0" meta:object-count="0" meta:page-count="2" meta:paragraph-count="19" meta:word-count="387" meta:character-count="2072"/>
    <meta:user-defined meta:name="Info 1"/>
    <meta:user-defined meta:name="Info 2"/>
    <meta:user-defined meta:name="Info 3"/>
    <meta:user-defined meta:name="Info 4"/>
  </office:meta>
</office:document-meta>
</file>